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5.998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3.364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Formal Vacations</text:p>
          </draw:text-box>
        </draw:frame>
        <draw:frame presentation:style-name="pr2" draw:layer="layout" svg:width="25.199cm" svg:height="12.179cm" svg:x="1.4cm" svg:y="4.914cm" presentation:class="outline">
          <draw:text-box>
            <text:list text:style-name="L2">
              <text:list-item>
                <text:p>This module isn't <text:s/>found in openerp system</text:p>
              </text:list-item>
              <text:list-item>
                <text:p>Part of the days of the vacation may be deducted from <text:s/>employee account of leaves.</text:p>
              </text:list-item>
              <text:list-item>
                <text:p>You can print a report.</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82cm" svg:x="1.524cm" svg:y="13.97cm" presentation:class="notes" presentation:user-transformed="true">
            <draw:text-box>
              <text:p>اﻻوبن اى ار بى سيستم <text:s/>مش موجود <text:s/>فيه موديول اقدر من خﻻله انى امانج اﻻجازات الرسميه ع السيستم بتاعى </text:p>
              <text:p>اللى احنا اضفناه <text:s/>للسيستم من خلال موديول اﻻجازات الرسميه او الفورمال فاكيشن موديول</text:p>
              <text:p><text:s/>انى اقدر اعمل ادد لكل اﻻجازات <text:s text:c="2"/>الرسميه الموجوده عندى فى خلال السنه وفترة اﻻجازه هتستمر من يوم كام لكام وهل فترة اﻻجازه دى الموظف هياخدها عادى كامله من غير خصم من رصيده فى اﻻجازات وﻻ هتتخصم من رصيد اﻻجازات بتاعته ولو <text:s/>هيتخصم فعلا فلازم بحدد عدد اﻻيام المخصومه من الموظف ده وبروح اقللها من الرصيد بتاعه <text:s/></text:p>
              <text:p>ومن خلال موديول اﻻجازات الرسميه <text:s/>فى امكانيه انى اطبع ريبورت بجميع اﻻجازات الموجوده فى فتره محدده وانا اللى بحدد الفتره اللى يها اﻻجازات الرسميه اللى انا عاوزه اعمل ريبورت او تقرير بيها </text:p>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Employee Disability</text:p>
          </draw:text-box>
        </draw:frame>
        <draw:frame presentation:style-name="pr2" draw:layer="layout" svg:width="25.199cm" svg:height="12.179cm" svg:x="1.4cm" svg:y="4.914cm" presentation:class="outline" presentation:user-transformed="true">
          <draw:text-box>
            <text:list text:style-name="L2">
              <text:list-item>
                <text:p>This module isn't <text:s/>found in openerp system.</text:p>
              </text:list-item>
              <text:list-item>
                <text:p>This module related or depends on with Employee Directory Module </text:p>
              </text:list-item>
              <text:list-item>
                <text:p>Assign specific disability to any employee.</text:p>
              </text:list-item>
              <text:list-item>
                <text:p>You can print a report.</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user-transformed="true">
            <draw:text-box>
              <text:p>هنا اﻻوبن اى ار بى سيستم فى موديول خاص بالموظفين واقدر اتعامل مع كل موظف على حده سواء بخصوص معلومات عامه عن الموظف ده او معلومات شخصيه خاصه بالموظف <text:s/>اللى عندى</text:p>
              <text:p>اللى احنا اضفناه لموديول الموظفين اننا عملنا موديول تانى خاص باﻻعاقات المهنيه اللى ممكن تحصل ﻻى موظف فى فترة شغله وربطناه بموديول الموظفين بحيث انى ممكن اعمل ااد <text:s/>فى <text:s text:c="5"/>السيستم ﻻنواع اﻻصابات اللى ممكن تحصل عندى واضيف النوتس بتاعتى عليها او اضيف لموظف معين نوع اعاقه معينه حصلتله سواء هى موجوده فى السيستم فعلا او انا هعملها كريت من جديد للموظف الفوﻻنى وكذلك بقدر اطبع ريبورت او تقرير <text:s/>بالموظفين اللى عندهم اعاقات معينه . <text:s text:c="2"/></text:p>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Job Category</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ras </meta:initial-creator>
    <meta:creation-date>2014-06-14T14:32:52.271460184</meta:creation-date>
    <dc:date>2014-06-14T15:24:41.445471382</dc:date>
    <dc:creator>saras </dc:creator>
    <meta:editing-duration>PT46M34S</meta:editing-duration>
    <meta:editing-cycles>15</meta:editing-cycles>
    <meta:generator>LibreOffice/4.1.3.2$Linux_X86_64 LibreOffice_project/410m0$Build-2</meta:generator>
    <meta:document-statistic meta:object-count="33"/>
  </office:meta>
</office:document-meta>
</file>